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P8" style:family="paragraph">
      <style:paragraph-properties fo:margin-left="0.318cm" fo:margin-right="0cm" fo:margin-top="0cm" fo:margin-bottom="0cm" fo:text-indent="0cm" style:text-autospace="none"/>
      <style:text-properties fo:color="#000000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P9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32pt" style:font-name-asian="Segoe UI1" style:font-size-asian="32pt" style:font-name-complex="Segoe UI1" style:font-size-complex="32pt"/>
    </style:style>
    <style:style style:name="P13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32pt" style:font-name-asian="Segoe UI1" style:font-size-asian="32pt" style:font-name-complex="Segoe UI1" style:font-size-complex="3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32pt" style:font-name-asian="Segoe UI1" style:font-size-asian="32pt" style:font-name-complex="Segoe UI1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style:font-size-asian="32pt" style:font-size-complex="32pt"/>
    </style:style>
    <style:style style:name="T3" style:family="text">
      <style:text-properties fo:color="#000000" style:text-position="super 58%" style:font-name="Segoe UI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0000" style:text-position="super 58%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text-position="super 58%" style:font-name="Segoe UI1" fo:font-size="32pt" style:font-name-asian="Segoe UI1" style:font-size-asian="32pt" style:font-name-complex="Segoe UI1" style:font-size-complex="32pt"/>
    </style:style>
    <style:style style:name="T7" style:family="text">
      <style:text-properties style:font-name="Segoe UI Semibold" fo:font-size="32pt" style:font-size-asian="32pt" style:font-size-complex="32pt"/>
    </style:style>
    <style:style style:name="T8" style:family="text">
      <style:text-properties fo:color="#000000" style:font-name="Segoe UI1" fo:font-size="32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1.016cm">
          <draw:text-box>
            <text:p text:style-name="P1"><text:span text:style-name="T1">Old Testament</text:span></text:p>
            <text:p text:style-name="P1"><text:span text:style-name="T2">Isaiah 9:2–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6" draw:layer="layout" svg:width="24.384cm" svg:height="6.263cm" svg:x="1.778cm" svg:y="1.016cm">
          <draw:text-box>
            <text:p text:style-name="P4"><text:span text:style-name="T3">2</text:span><text:span text:style-name="T4">The people who walked in darkness</text:span></text:p>
            <text:p text:style-name="P5"><text:span text:style-name="T4"><text:s text:c="3"/></text:span><text:span text:style-name="T4">have seen a great light;</text:span></text:p>
            <text:p text:style-name="P4"><text:span text:style-name="T4"><text:s/></text:span><text:span text:style-name="T4">those who dwelt in a land of deep darkness,</text:span></text:p>
            <text:p text:style-name="P5"><text:span text:style-name="T4"><text:s text:c="3"/></text:span><text:span text:style-name="T4">on them has light shin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1" draw:text-style-name="P6" draw:layer="layout" svg:width="24.384cm" svg:height="7.766cm" svg:x="1.778cm" svg:y="1.016cm">
          <draw:text-box>
            <text:p text:style-name="P4"><text:span text:style-name="T3">3</text:span><text:span text:style-name="T4">You have multiplied the nation;</text:span></text:p>
            <text:p text:style-name="P5"><text:span text:style-name="T4"><text:s text:c="4"/></text:span><text:span text:style-name="T4">you have increased its joy;</text:span></text:p>
            <text:p text:style-name="P4"><text:span text:style-name="T4">they rejoice before you</text:span></text:p>
            <text:p text:style-name="P5"><text:span text:style-name="T4"><text:s text:c="4"/></text:span><text:span text:style-name="T4">as with joy at the harvest,</text:span></text:p>
            <text:p text:style-name="P5"><text:span text:style-name="T4"><text:s text:c="4"/></text:span><text:span text:style-name="T4">as they are glad when they divide the spoil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1" draw:text-style-name="P9" draw:layer="layout" svg:width="24.384cm" svg:height="6.263cm" svg:x="1.778cm" svg:y="1.016cm">
          <draw:text-box>
            <text:p text:style-name="P7"><text:span text:style-name="T5">4</text:span><text:span text:style-name="T4">For the yoke of his burden,</text:span></text:p>
            <text:p text:style-name="P8"><text:span text:style-name="T4"><text:s text:c="4"/></text:span><text:span text:style-name="T4">and the staff for his shoulder,</text:span></text:p>
            <text:p text:style-name="P8"><text:span text:style-name="T4"><text:s text:c="4"/></text:span><text:span text:style-name="T4">the rod of his oppressor,</text:span></text:p>
            <text:p text:style-name="P8"><text:span text:style-name="T4"><text:s text:c="4"/></text:span><text:span text:style-name="T4">you have broken as on the day of Midian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1" draw:text-style-name="P6" draw:layer="layout" svg:width="24.384cm" svg:height="6.263cm" svg:x="1.778cm" svg:y="1.016cm">
          <draw:text-box>
            <text:p text:style-name="P4"><text:span text:style-name="T3">5</text:span><text:span text:style-name="T4">For every boot of the tramping warrior in <text:s/></text:span></text:p>
            <text:p text:style-name="P4"><text:span text:style-name="T4"><text:s/></text:span><text:span text:style-name="T4">battle tumult</text:span></text:p>
            <text:p text:style-name="P5"><text:span text:style-name="T4"><text:s text:c="4"/></text:span><text:span text:style-name="T4">and every garment rolled in blood</text:span></text:p>
            <text:p text:style-name="P5"><text:span text:style-name="T4"><text:s text:c="4"/></text:span><text:span text:style-name="T4">will be burned as fuel for the fir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3" draw:text-style-name="P10" draw:layer="layout" svg:width="24.638cm" svg:height="9.652cm" svg:x="1.778cm" svg:y="1.016cm">
          <draw:text-box>
            <text:p text:style-name="P4"><text:span text:style-name="T5">6</text:span><text:span text:style-name="T4">For to us a child is born,</text:span></text:p>
            <text:p text:style-name="P5"><text:span text:style-name="T4"><text:s text:c="4"/></text:span><text:span text:style-name="T4">to us a son is given;</text:span></text:p>
            <text:p text:style-name="P4"><text:span text:style-name="T4">and the government shall be upon his shoulder,</text:span></text:p>
            <text:p text:style-name="P5"><text:span text:style-name="T4"><text:s text:c="4"/></text:span><text:span text:style-name="T4">and his name shall be called</text:span></text:p>
            <text:p text:style-name="P4"><text:span text:style-name="T4"><text:s text:c="5"/></text:span><text:span text:style-name="T4">Wonderful Counselor, Mighty God,</text:span></text:p>
            <text:p text:style-name="P5"><text:span text:style-name="T4"><text:s text:c="4"/></text:span><text:span text:style-name="T4">Everlasting Father, Prince of Peac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4" draw:text-style-name="P14" draw:layer="layout" svg:width="24.638cm" svg:height="10.922cm" svg:x="1.778cm" svg:y="1.016cm">
          <draw:text-box>
            <text:p text:style-name="P12"><text:span text:style-name="T6">7</text:span><text:span text:style-name="T7">Of the increase of his government and of <text:s text:c="2"/></text:span></text:p>
            <text:p text:style-name="P12"><text:span text:style-name="T7"><text:s text:c="5"/></text:span><text:span text:style-name="T7">peace there will be no end,</text:span></text:p>
            <text:p text:style-name="P12"><text:span text:style-name="T7"><text:s/></text:span><text:span text:style-name="T7">on the throne of David and over his kingdom,</text:span></text:p>
            <text:p text:style-name="P13"><text:span text:style-name="T7"><text:s text:c="4"/></text:span><text:span text:style-name="T7">to establish it and to uphold it</text:span></text:p>
            <text:p text:style-name="P12"><text:span text:style-name="T7"><text:s text:c="5"/></text:span><text:span text:style-name="T7">with justice and with righteousness</text:span></text:p>
            <text:p text:style-name="P13"><text:span text:style-name="T7"><text:s text:c="4"/></text:span><text:span text:style-name="T7">from this time forth and forevermore.</text:span></text:p>
            <text:p text:style-name="P12"><text:span text:style-name="T7"><text:s/></text:span><text:span text:style-name="T7">The zeal of the L</text:span><text:span text:style-name="T8">ORD</text:span><text:span text:style-name="T7"> of hosts will do thi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3T11:23:34.549000000</meta:creation-date>
    <dc:title>bluwht blank</dc:title>
    <meta:editing-duration>PT5M11S</meta:editing-duration>
    <meta:editing-cycles>3</meta:editing-cycles>
    <meta:generator>LibreOffice/5.3.7.2$Windows_X86_64 LibreOffice_project/6b8ed514a9f8b44d37a1b96673cbbdd077e24059</meta:generator>
    <dc:date>2017-12-23T11:39:17.452000000</dc:date>
    <meta:document-statistic meta:object-count="53"/>
  </office:meta>
</office:document-meta>
</file>